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xbyvtXcsytdLjnjgnYshhbpCMTI10" svg:font-family="GxbyvtXcsytdLjnjgnYshhbpCMTI10"/>
    <style:font-face style:name="JkrlvjKbqvcjQwrkxgTwwcxxCMR7" svg:font-family="JkrlvjKbqvcjQwrkxgTwwcxxCMR7"/>
    <style:font-face style:name="JrphhsFymrbsWlckhxKstgqtCMMI10" svg:font-family="JrphhsFymrbsWlckhxKstgqtCMMI10"/>
    <style:font-face style:name="MrtphjJtffvmCMR10" svg:font-family="MrtphjJtffvmCMR10"/>
    <style:font-face style:name="QlkvdfBdjqsmMdgnmdVdqtynCMR10" svg:font-family="QlkvdfBdjqsmMdgnmdVdqtynCMR10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Arial" fo:font-size="10pt" style:font-name-asian="QlkvdfBdjqsmMdgnmdVdqtynCMR10" style:font-size-asian="10pt" style:font-name-complex="QlkvdfBdjqsmMdgnmdVdqtynCMR10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fo:color="#131413" style:font-name="Arial" fo:font-size="10pt" style:font-name-asian="QlkvdfBdjqsmMdgnmdVdqtynCMR10" style:font-size-asian="10pt" style:font-name-complex="QlkvdfBdjqsmMdgnmdVdqtynCMR10" style:font-size-complex="10pt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9.814cm"/>
        </style:tab-stops>
      </style:paragraph-properties>
      <style:text-properties fo:color="#131413" style:font-name="Arial" fo:font-size="10pt" style:font-name-asian="QlkvdfBdjqsmMdgnmdVdqtynCMR10" style:font-size-asian="10pt" style:font-name-complex="QlkvdfBdjqsmMdgnmdVdqtynCMR10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P5" style:family="paragraph" style:parent-style-name="Standard">
      <style:paragraph-properties fo:text-align="start" style:justify-single-word="false" style:text-autospace="none"/>
      <style:text-properties fo:color="#131413" style:font-name="Arial" fo:font-size="10pt" style:font-name-asian="QlkvdfBdjqsmMdgnmdVdqtynCMR10" style:font-size-asian="10pt" style:font-name-complex="QlkvdfBdjqsmMdgnmdVdqtynCMR10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fo:color="#131413" style:font-name="Arial" fo:font-size="10pt" fo:font-weight="normal" style:font-name-asian="QlkvdfBdjqsmMdgnmdVdqtynCMR10" style:font-size-asian="10pt" style:font-weight-asian="normal" style:font-name-complex="QlkvdfBdjqsmMdgnmdVdqtynCMR10" style:font-size-complex="10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131413" style:font-name="Arial" fo:font-size="10pt" fo:font-weight="bold" style:font-name-asian="QlkvdfBdjqsmMdgnmdVdqtynCMR10" style:font-size-asian="10pt" style:font-weight-asian="bold" style:font-name-complex="QlkvdfBdjqsmMdgnmdVdqtynCMR10" style:font-size-complex="10pt" style:font-weight-complex="bold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fo:color="#131413" style:font-name="QlkvdfBdjqsmMdgnmdVdqtynCMR10" fo:font-size="10pt" style:font-name-asian="QlkvdfBdjqsmMdgnmdVdqtynCMR10" style:font-size-asian="10pt" style:font-name-complex="QlkvdfBdjqsmMdgnmdVdqtynCMR10" style:font-size-complex="10pt"/>
    </style:style>
    <style:style style:name="P9" style:family="paragraph" style:parent-style-name="Standard" style:list-style-name="">
      <style:paragraph-properties style:text-autospace="none"/>
      <style:text-properties fo:color="#131413" style:font-name="QlkvdfBdjqsmMdgnmdVdqtynCMR10" fo:font-size="10pt" style:font-name-asian="QlkvdfBdjqsmMdgnmdVdqtynCMR10" style:font-size-asian="10pt" style:font-name-complex="QlkvdfBdjqsmMdgnmdVdqtynCMR10" style:font-size-complex="10pt"/>
    </style:style>
    <style:style style:name="P10" style:family="paragraph" style:parent-style-name="Standard" style:list-style-name="">
      <style:paragraph-properties fo:text-align="start" style:justify-single-word="false" style:text-autospace="none"/>
      <style:text-properties fo:color="#131413" style:font-name="QlkvdfBdjqsmMdgnmdVdqtynCMR10" fo:font-size="12pt" style:font-name-asian="QlkvdfBdjqsmMdgnmdVdqtynCMR10" style:font-size-asian="12pt" style:font-name-complex="QlkvdfBdjqsmMdgnmdVdqtynCMR10" style:font-size-complex="12pt"/>
    </style:style>
    <style:style style:name="P11" style:family="paragraph" style:parent-style-name="Standard" style:list-style-name="">
      <style:paragraph-properties fo:text-align="start" style:justify-single-word="false" style:text-autospace="none"/>
      <style:text-properties fo:color="#131413" style:font-name="MrtphjJtffvmCMR10" fo:font-size="10pt" style:font-name-asian="MrtphjJtffvmCMR10" style:font-size-asian="10pt" style:font-name-complex="MrtphjJtffvmCMR10" style:font-size-complex="10pt"/>
    </style:style>
    <style:style style:name="P12" style:family="paragraph" style:parent-style-name="Standard" style:list-style-name="">
      <style:paragraph-properties fo:text-align="start" style:justify-single-word="false" style:text-autospace="none"/>
      <style:text-properties fo:color="#000000" style:font-name="QlkvdfBdjqsmMdgnmdVdqtynCMR10" fo:font-size="10pt" style:font-name-asian="QlkvdfBdjqsmMdgnmdVdqtynCMR10" style:font-size-asian="10pt" style:font-name-complex="QlkvdfBdjqsmMdgnmdVdqtynCMR10" style:font-size-complex="10pt"/>
    </style:style>
    <style:style style:name="P13" style:family="paragraph" style:parent-style-name="Standard" style:list-style-name="">
      <style:paragraph-properties style:text-autospace="none"/>
      <style:text-properties fo:color="#000000" style:font-name="QlkvdfBdjqsmMdgnmdVdqtynCMR10" fo:font-size="12pt" style:font-name-asian="QlkvdfBdjqsmMdgnmdVdqtynCMR10" style:font-size-asian="12pt" style:font-name-complex="QlkvdfBdjqsmMdgnmdVdqtynCMR10" style:font-size-complex="12pt"/>
    </style:style>
    <style:style style:name="T1" style:family="text">
      <style:text-properties fo:color="#131413"/>
    </style:style>
    <style:style style:name="T2" style:family="text">
      <style:text-properties fo:color="#131413" fo:font-weight="bold" style:font-weight-asian="bold" style:font-weight-complex="bold"/>
    </style:style>
    <style:style style:name="T3" style:family="text">
      <style:text-properties fo:color="#131413" fo:font-style="italic" style:font-name-asian="JrphhsFymrbsWlckhxKstgqtCMMI10" style:font-style-asian="italic" style:font-name-complex="JrphhsFymrbsWlckhxKstgqtCMMI10" style:font-style-complex="italic"/>
    </style:style>
    <style:style style:name="T4" style:family="text">
      <style:text-properties fo:color="#131413" fo:font-size="7pt" style:font-name-asian="JkrlvjKbqvcjQwrkxgTwwcxxCMR7" style:font-size-asian="7pt" style:font-name-complex="JkrlvjKbqvcjQwrkxgTwwcxxCMR7" style:font-size-complex="7pt"/>
    </style:style>
    <style:style style:name="T5" style:family="text">
      <style:text-properties fo:color="#131413" fo:font-size="10pt" style:font-name-asian="QlkvdfBdjqsmMdgnmdVdqtynCMR10" style:font-size-asian="10pt" style:font-name-complex="QlkvdfBdjqsmMdgnmdVdqtynCMR10" style:font-size-complex="10pt"/>
    </style:style>
    <style:style style:name="T6" style:family="text">
      <style:text-properties fo:color="#131413" fo:font-size="10pt" fo:font-style="italic" style:font-name-asian="JrphhsFymrbsWlckhxKstgqtCMMI10" style:font-size-asian="10pt" style:font-style-asian="italic" style:font-name-complex="JrphhsFymrbsWlckhxKstgqtCMMI10" style:font-size-complex="10pt" style:font-style-complex="italic"/>
    </style:style>
    <style:style style:name="T7" style:family="text">
      <style:text-properties fo:color="#131413" fo:font-size="10pt" fo:font-weight="bold" style:font-name-asian="QlkvdfBdjqsmMdgnmdVdqtynCMR10" style:font-size-asian="10pt" style:font-weight-asian="bold" style:font-name-complex="QlkvdfBdjqsmMdgnmdVdqtynCMR10" style:font-size-complex="10pt" style:font-weight-complex="bold"/>
    </style:style>
    <style:style style:name="T8" style:family="text">
      <style:text-properties fo:color="#131413" style:font-name="JrphhsFymrbsWlckhxKstgqtCMMI10" fo:font-style="italic" style:font-name-asian="JrphhsFymrbsWlckhxKstgqtCMMI10" style:font-style-asian="italic" style:font-name-complex="JrphhsFymrbsWlckhxKstgqtCMMI10" style:font-style-complex="italic"/>
    </style:style>
    <style:style style:name="T9" style:family="text">
      <style:text-properties fo:color="#131413" style:font-name="GxbyvtXcsytdLjnjgnYshhbpCMTI10" fo:font-style="italic" style:font-name-asian="GxbyvtXcsytdLjnjgnYshhbpCMTI10" style:font-style-asian="italic" style:font-name-complex="GxbyvtXcsytdLjnjgnYshhbpCMTI10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QlkvdfBdjqsmMdgnmdVdqtynCMR10"/>
    </style:style>
    <style:style style:name="T13" style:family="text">
      <style:text-properties style:font-name="QlkvdfBdjqsmMdgnmdVdqtynCMR10" fo:font-size="12pt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)</text:p>
      <text:p text:style-name="P3">For each of parts (a) through (d), indicate whether we would generally expect the performance of a flexible statistical learning method to be <text:span text:style-name="T10">better </text:span><text:span text:style-name="T11">or</text:span><text:span text:style-name="T10"> worse</text:span> than an inflexible method. Justify your answer.</text:p>
      <text:p text:style-name="P2"/>
      <text:p text:style-name="P1"><text:span text:style-name="T1">(a) The sample size </text:span><text:span text:style-name="T3">n </text:span><text:span text:style-name="T1">is extremely large, and the number of predictors</text:span></text:p>
      <text:p text:style-name="P1"><text:span text:style-name="T3">p </text:span><text:span text:style-name="T1">is small.</text:span></text:p>
      <text:p text:style-name="P2"/>
      <text:p text:style-name="P1"><text:span text:style-name="T1">More the flexibility, model would be </text:span><text:span text:style-name="T2">better</text:span></text:p>
      <text:p text:style-name="P2">Since the sample size is large, as the model getting flexible it will capture the actual pattern in the data attaining </text:p>
      <text:p text:style-name="P2"/>
      <text:p text:style-name="P1"><text:span text:style-name="T1">(b) The number of predictors </text:span><text:span text:style-name="T3">p </text:span><text:span text:style-name="T1">is extremely large, and the number</text:span></text:p>
      <text:p text:style-name="P1"><text:span text:style-name="T1">of observations </text:span><text:span text:style-name="T3">n </text:span><text:span text:style-name="T1">is small.</text:span></text:p>
      <text:p text:style-name="P2"/>
      <text:p text:style-name="P1"><text:span text:style-name="T1">More the flexibility, model would be w</text:span><text:span text:style-name="T2">orse</text:span></text:p>
      <text:p text:style-name="P2">As the size of the dataset is small, the more the flexibility , it will overfit the data</text:p>
      <text:p text:style-name="P2"/>
      <text:p text:style-name="P2"/>
      <text:p text:style-name="P2">(c) The relationship between the predictors and response is highly non-linear.</text:p>
      <text:p text:style-name="P1"><text:span text:style-name="T1">More the flexibility, model would be </text:span><text:span text:style-name="T2">better</text:span></text:p>
      <text:p text:style-name="P6"/>
      <text:p text:style-name="P6">Since it is highly non-linear, less flexibly model will have hight bias , and as the flexibility increases, it can actually fit the non-linearity</text:p>
      <text:p text:style-name="P2"/>
      <text:p text:style-name="P4"><text:span text:style-name="T5">(d) The variance of the error terms, i.e. </text:span><text:span text:style-name="T6">σ</text:span><text:span text:style-name="T4">2 </text:span><text:span text:style-name="T5">= Var(</text:span><text:span text:style-name="T5">), is extremely high.</text:span></text:p>
      <text:p text:style-name="P2"/>
      <text:p text:style-name="P4"><text:span text:style-name="T5">More the flexibiliy , model would be </text:span><text:span text:style-name="T7">worse</text:span></text:p>
      <text:p text:style-name="P6">As the flexibility increase, model will try to fit the noise terms , which means leading to overfit</text:p>
      <text:p text:style-name="P7"/>
      <text:p text:style-name="P2"><text:span text:style-name="T10">2)</text:span><text:span text:style-name="T15"> </text:span><text:span text:style-name="T13">Explain whether each scenario is a classification or regression problem,</text:span></text:p>
      <text:p text:style-name="P10">and indicate whether we are most interested in inference or prediction.</text:p>
      <text:p text:style-name="P13"><text:span text:style-name="T1">Finally, provide </text:span><text:span text:style-name="T8">n </text:span><text:span text:style-name="T1">and </text:span><text:span text:style-name="T8">p</text:span><text:span text:style-name="T1">.</text:span></text:p>
      <text:p text:style-name="P13"><text:span text:style-name="T1"/></text:p>
      <text:p text:style-name="P9">a) We collect a set of data on the top 500 firms in the US. For each</text:p>
      <text:p text:style-name="P8">firm we record profit, number of employees, industry and the</text:p>
      <text:p text:style-name="P8">CEO salary. We are interested in understanding which factors</text:p>
      <text:p text:style-name="P8">affect CEO salary.</text:p>
      <text:p text:style-name="P8"/>
      <text:p text:style-name="P8">Problem Type<text:tab/><text:tab/>: <text:tab/>Regression</text:p>
      <text:p text:style-name="P8">Prediction/Inference <text:s/>: <text:tab/>Inference</text:p>
      <text:p text:style-name="P8">No of data points<text:tab/>: <text:tab/>500</text:p>
      <text:p text:style-name="P8">predictors (p)<text:tab/><text:tab/>:<text:tab/>Profit,</text:p>
      <text:p text:style-name="P8"><text:tab/><text:tab/><text:tab/><text:tab/>Number of employees, </text:p>
      <text:p text:style-name="P8"><text:tab/><text:tab/><text:tab/><text:tab/>Industry</text:p>
      <text:p text:style-name="P8"/>
      <text:p text:style-name="P8">(b) We are considering launching a new product and wish to know</text:p>
      <text:p text:style-name="P12"><text:span text:style-name="T1">whether it will be a </text:span><text:span text:style-name="T9">success </text:span><text:span text:style-name="T1">or a </text:span><text:span text:style-name="T9">failure</text:span><text:span text:style-name="T1">. We collect data on 20</text:span></text:p>
      <text:p text:style-name="P8">similar products that were previously launched. For each product</text:p>
      <text:p text:style-name="P8">we have recorded whether it was a success or failure, price</text:p>
      <text:p text:style-name="P8">charged for the product, marketing budget, competition price,</text:p>
      <text:p text:style-name="P9">and ten other variables</text:p>
      <text:p text:style-name="P8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xbyvtXcsytdLjnjgnYshhbpCMTI10" svg:font-family="GxbyvtXcsytdLjnjgnYshhbpCMTI10"/>
    <style:font-face style:name="JkrlvjKbqvcjQwrkxgTwwcxxCMR7" svg:font-family="JkrlvjKbqvcjQwrkxgTwwcxxCMR7"/>
    <style:font-face style:name="JrphhsFymrbsWlckhxKstgqtCMMI10" svg:font-family="JrphhsFymrbsWlckhxKstgqtCMMI10"/>
    <style:font-face style:name="MrtphjJtffvmCMR10" svg:font-family="MrtphjJtffvmCMR10"/>
    <style:font-face style:name="QlkvdfBdjqsmMdgnmdVdqtynCMR10" svg:font-family="QlkvdfBdjqsmMdgnmdVdqtynCMR10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8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va Lokam</meta:initial-creator>
    <meta:creation-date>2020-08-01T07:59:29.27</meta:creation-date>
    <dc:date>2020-08-01T09:17:06.74</dc:date>
    <dc:creator>Siva Lokam</dc:creator>
    <meta:editing-duration>PT30M28S</meta:editing-duration>
    <meta:editing-cycles>12</meta:editing-cycles>
    <meta:generator>OpenOffice/4.1.7$Win32 OpenOffice.org_project/417m1$Build-9800</meta:generator>
    <meta:document-statistic meta:table-count="0" meta:image-count="0" meta:object-count="0" meta:page-count="1" meta:paragraph-count="35" meta:word-count="347" meta:character-count="2009"/>
  </office:meta>
</office:document-meta>
</file>